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officeooo:rsid="00132d90" officeooo:paragraph-rsid="00132d90"/>
    </style:style>
    <style:style style:name="P3" style:family="paragraph" style:parent-style-name="Standard">
      <style:text-properties officeooo:rsid="00132d90" officeooo:paragraph-rsid="00ea4a57"/>
    </style:style>
    <style:style style:name="P4" style:family="paragraph" style:parent-style-name="Standard">
      <style:text-properties officeooo:rsid="001aee7c" officeooo:paragraph-rsid="001aee7c"/>
    </style:style>
    <style:style style:name="P5" style:family="paragraph" style:parent-style-name="Standard">
      <style:text-properties fo:font-weight="bold" officeooo:rsid="00637410" officeooo:paragraph-rsid="00637410" style:font-weight-asian="bold" style:font-weight-complex="bold"/>
    </style:style>
    <style:style style:name="P6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7" style:family="paragraph" style:parent-style-name="Standard">
      <style:text-properties officeooo:rsid="003cab74" officeooo:paragraph-rsid="003cab74"/>
    </style:style>
    <style:style style:name="P8" style:family="paragraph" style:parent-style-name="Standard">
      <style:text-properties officeooo:rsid="003e5ff6" officeooo:paragraph-rsid="003e5ff6"/>
    </style:style>
    <style:style style:name="P9" style:family="paragraph" style:parent-style-name="Standard">
      <style:text-properties officeooo:rsid="00419d9f" officeooo:paragraph-rsid="00419d9f"/>
    </style:style>
    <style:style style:name="P10" style:family="paragraph" style:parent-style-name="Standard">
      <style:text-properties officeooo:rsid="00423b11" officeooo:paragraph-rsid="00423b11"/>
    </style:style>
    <style:style style:name="P11" style:family="paragraph" style:parent-style-name="Standard">
      <style:text-properties officeooo:rsid="004c39fd" officeooo:paragraph-rsid="004c39fd"/>
    </style:style>
    <style:style style:name="P12" style:family="paragraph" style:parent-style-name="Standard">
      <style:text-properties officeooo:rsid="004d4d57" officeooo:paragraph-rsid="004d4d57"/>
    </style:style>
    <style:style style:name="P13" style:family="paragraph" style:parent-style-name="Standard">
      <style:text-properties officeooo:rsid="004f8901" officeooo:paragraph-rsid="004f8901"/>
    </style:style>
    <style:style style:name="P14" style:family="paragraph" style:parent-style-name="Standard">
      <style:text-properties officeooo:rsid="00510a2f" officeooo:paragraph-rsid="00510a2f"/>
    </style:style>
    <style:style style:name="P15" style:family="paragraph" style:parent-style-name="Standard">
      <style:text-properties officeooo:rsid="005531cf" officeooo:paragraph-rsid="005531cf"/>
    </style:style>
    <style:style style:name="P16" style:family="paragraph" style:parent-style-name="Standard">
      <style:text-properties officeooo:rsid="00637410" officeooo:paragraph-rsid="00637410"/>
    </style:style>
    <style:style style:name="P17" style:family="paragraph" style:parent-style-name="Standard">
      <style:text-properties officeooo:rsid="0064f003" officeooo:paragraph-rsid="0066240a"/>
    </style:style>
    <style:style style:name="P18" style:family="paragraph" style:parent-style-name="Standard">
      <style:text-properties officeooo:rsid="006b8186" officeooo:paragraph-rsid="006b8186"/>
    </style:style>
    <style:style style:name="P19" style:family="paragraph" style:parent-style-name="Standard">
      <style:text-properties officeooo:rsid="006d7785" officeooo:paragraph-rsid="006d7785"/>
    </style:style>
    <style:style style:name="P20" style:family="paragraph" style:parent-style-name="Standard">
      <style:text-properties officeooo:rsid="006eabf9" officeooo:paragraph-rsid="006eabf9"/>
    </style:style>
    <style:style style:name="P21" style:family="paragraph" style:parent-style-name="Standard">
      <style:text-properties officeooo:rsid="00702ed0" officeooo:paragraph-rsid="00702ed0"/>
    </style:style>
    <style:style style:name="P22" style:family="paragraph" style:parent-style-name="Standard">
      <style:text-properties officeooo:rsid="0076e83d" officeooo:paragraph-rsid="0076e83d"/>
    </style:style>
    <style:style style:name="P23" style:family="paragraph" style:parent-style-name="Standard">
      <style:text-properties officeooo:rsid="007cf44c" officeooo:paragraph-rsid="007cf44c"/>
    </style:style>
    <style:style style:name="P24" style:family="paragraph" style:parent-style-name="Standard">
      <style:text-properties style:text-underline-style="solid" style:text-underline-width="auto" style:text-underline-color="font-color" officeooo:rsid="003e5ff6" officeooo:paragraph-rsid="003e5ff6"/>
    </style:style>
    <style:style style:name="P25" style:family="paragraph" style:parent-style-name="Standard">
      <style:text-properties style:text-underline-style="solid" style:text-underline-width="auto" style:text-underline-color="font-color" officeooo:rsid="00823933" officeooo:paragraph-rsid="00823933"/>
    </style:style>
    <style:style style:name="P26" style:family="paragraph" style:parent-style-name="Standard">
      <style:text-properties style:text-underline-style="solid" style:text-underline-width="auto" style:text-underline-color="font-color" officeooo:rsid="0095eefb" officeooo:paragraph-rsid="0095eefb"/>
    </style:style>
    <style:style style:name="P27" style:family="paragraph" style:parent-style-name="Standard">
      <style:text-properties style:text-underline-style="solid" style:text-underline-width="auto" style:text-underline-color="font-color" officeooo:rsid="00a0204c" officeooo:paragraph-rsid="00a0204c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b7c41d" officeooo:paragraph-rsid="00b7c41d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c72f23" officeooo:paragraph-rsid="00c72f23" style:font-weight-asian="normal" style:font-weight-complex="normal"/>
    </style:style>
    <style:style style:name="P30" style:family="paragraph" style:parent-style-name="Standard">
      <style:text-properties officeooo:rsid="007ec255" officeooo:paragraph-rsid="007ec255"/>
    </style:style>
    <style:style style:name="P31" style:family="paragraph" style:parent-style-name="Standard">
      <style:text-properties style:text-underline-style="none" officeooo:rsid="0083e367" officeooo:paragraph-rsid="0083e367"/>
    </style:style>
    <style:style style:name="P32" style:family="paragraph" style:parent-style-name="Standard">
      <style:text-properties style:text-underline-style="none" officeooo:rsid="0087ee96" officeooo:paragraph-rsid="008dae48"/>
    </style:style>
    <style:style style:name="P33" style:family="paragraph" style:parent-style-name="Standard">
      <style:text-properties style:text-underline-style="none" officeooo:rsid="0091cf02" officeooo:paragraph-rsid="0091cf02"/>
    </style:style>
    <style:style style:name="P34" style:family="paragraph" style:parent-style-name="Standard">
      <style:text-properties style:text-underline-style="none" officeooo:rsid="00921f44" officeooo:paragraph-rsid="00921f44"/>
    </style:style>
    <style:style style:name="P35" style:family="paragraph" style:parent-style-name="Standard">
      <style:text-properties style:text-underline-style="none" officeooo:rsid="0095eefb" officeooo:paragraph-rsid="0095eefb"/>
    </style:style>
    <style:style style:name="P36" style:family="paragraph" style:parent-style-name="Standard">
      <style:text-properties style:text-underline-style="none" officeooo:rsid="00988dd2" officeooo:paragraph-rsid="00988dd2"/>
    </style:style>
    <style:style style:name="P37" style:family="paragraph" style:parent-style-name="Standard">
      <style:text-properties style:text-underline-style="none" officeooo:rsid="009c3a8d" officeooo:paragraph-rsid="009c3a8d"/>
    </style:style>
    <style:style style:name="P38" style:family="paragraph" style:parent-style-name="Standard">
      <style:text-properties style:text-underline-style="none" officeooo:rsid="009d940d" officeooo:paragraph-rsid="009d940d"/>
    </style:style>
    <style:style style:name="P39" style:family="paragraph" style:parent-style-name="Standard">
      <style:text-properties style:text-underline-style="none" officeooo:rsid="009f6287" officeooo:paragraph-rsid="009f6287"/>
    </style:style>
    <style:style style:name="P40" style:family="paragraph" style:parent-style-name="Standard">
      <style:text-properties style:text-underline-style="none" officeooo:rsid="00a0204c" officeooo:paragraph-rsid="00a0204c"/>
    </style:style>
    <style:style style:name="P41" style:family="paragraph" style:parent-style-name="Standard">
      <style:text-properties style:text-underline-style="none" officeooo:rsid="00a260b7" officeooo:paragraph-rsid="00a260b7"/>
    </style:style>
    <style:style style:name="P42" style:family="paragraph" style:parent-style-name="Standard">
      <style:text-properties style:text-underline-style="none" officeooo:rsid="00a37ce5" officeooo:paragraph-rsid="00a37ce5"/>
    </style:style>
    <style:style style:name="P43" style:family="paragraph" style:parent-style-name="Standard">
      <style:text-properties style:text-underline-style="none" officeooo:rsid="00b2c70a" officeooo:paragraph-rsid="00b2c70a"/>
    </style:style>
    <style:style style:name="P44" style:family="paragraph" style:parent-style-name="Standard">
      <style:text-properties style:text-underline-style="none" officeooo:rsid="00b35bd9" officeooo:paragraph-rsid="00b35bd9"/>
    </style:style>
    <style:style style:name="P45" style:family="paragraph" style:parent-style-name="Standard">
      <style:text-properties style:text-underline-style="none" fo:font-weight="bold" officeooo:rsid="00b3b541" officeooo:paragraph-rsid="00b3b541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text-underline-style="none" fo:font-weight="bold" officeooo:rsid="00dba99f" officeooo:paragraph-rsid="00dba99f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bold" officeooo:rsid="00dba99f" officeooo:paragraph-rsid="010898a3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bold" officeooo:rsid="010898a3" officeooo:paragraph-rsid="010898a3" style:font-weight-asian="bold" style:font-weight-complex="bold"/>
    </style:style>
    <style:style style:name="P49" style:family="paragraph" style:parent-style-name="Standard">
      <style:text-properties style:text-underline-style="none" fo:font-weight="normal" officeooo:rsid="00b7c41d" officeooo:paragraph-rsid="00b7c41d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b9efa6" officeooo:paragraph-rsid="00b9efa6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c72f23" officeooo:paragraph-rsid="00c72f23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d29ed5" officeooo:paragraph-rsid="00d29ed5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dac5f6" officeooo:paragraph-rsid="00dac5f6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dba99f" officeooo:paragraph-rsid="00dba99f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bef1d5" officeooo:paragraph-rsid="00bef1d5" style:font-weight-asian="normal" style:font-weight-complex="normal"/>
    </style:style>
    <style:style style:name="P56" style:family="paragraph" style:parent-style-name="Standard">
      <style:text-properties officeooo:rsid="0048e027" officeooo:paragraph-rsid="0048e027"/>
    </style:style>
    <style:style style:name="P57" style:family="paragraph" style:parent-style-name="Standard">
      <style:text-properties officeooo:rsid="005a27cb" officeooo:paragraph-rsid="00ea4a57"/>
    </style:style>
    <style:style style:name="P58" style:family="paragraph" style:parent-style-name="Standard">
      <style:text-properties officeooo:rsid="00600a97" officeooo:paragraph-rsid="00576661"/>
    </style:style>
    <style:style style:name="P59" style:family="paragraph" style:parent-style-name="Standard">
      <style:text-properties officeooo:rsid="00576661" officeooo:paragraph-rsid="00576661"/>
    </style:style>
    <style:style style:name="P60" style:family="paragraph" style:parent-style-name="Standard">
      <style:text-properties officeooo:rsid="00ec7e5b" officeooo:paragraph-rsid="00ec7e5b"/>
    </style:style>
    <style:style style:name="P61" style:family="paragraph" style:parent-style-name="Standard">
      <style:text-properties style:text-underline-style="solid" style:text-underline-width="auto" style:text-underline-color="font-color" officeooo:rsid="00168272" officeooo:paragraph-rsid="00168272"/>
    </style:style>
    <style:style style:name="P62" style:family="paragraph" style:parent-style-name="Standard">
      <style:text-properties officeooo:rsid="00358bbb" officeooo:paragraph-rsid="001d3b61"/>
    </style:style>
    <style:style style:name="P63" style:family="paragraph">
      <style:paragraph-properties fo:text-align="center"/>
    </style:style>
    <style:style style:name="T1" style:family="text">
      <style:text-properties officeooo:rsid="0014007d"/>
    </style:style>
    <style:style style:name="T2" style:family="text">
      <style:text-properties officeooo:rsid="00358bbb"/>
    </style:style>
    <style:style style:name="T3" style:family="text">
      <style:text-properties officeooo:rsid="0035a70d"/>
    </style:style>
    <style:style style:name="T4" style:family="text">
      <style:text-properties officeooo:rsid="0037859e"/>
    </style:style>
    <style:style style:name="T5" style:family="text">
      <style:text-properties officeooo:rsid="0037f492"/>
    </style:style>
    <style:style style:name="T6" style:family="text">
      <style:text-properties officeooo:rsid="003b9d16"/>
    </style:style>
    <style:style style:name="T7" style:family="text">
      <style:text-properties officeooo:rsid="003ef547"/>
    </style:style>
    <style:style style:name="T8" style:family="text">
      <style:text-properties officeooo:rsid="0042d499"/>
    </style:style>
    <style:style style:name="T9" style:family="text">
      <style:text-properties officeooo:rsid="00460e3a"/>
    </style:style>
    <style:style style:name="T10" style:family="text">
      <style:text-properties officeooo:rsid="00484793"/>
    </style:style>
    <style:style style:name="T11" style:family="text">
      <style:text-properties officeooo:rsid="004e2173"/>
    </style:style>
    <style:style style:name="T12" style:family="text">
      <style:text-properties officeooo:rsid="0052e873"/>
    </style:style>
    <style:style style:name="T13" style:family="text">
      <style:text-properties officeooo:rsid="005d4983"/>
    </style:style>
    <style:style style:name="T14" style:family="text">
      <style:text-properties officeooo:rsid="00692f56"/>
    </style:style>
    <style:style style:name="T15" style:family="text">
      <style:text-properties officeooo:rsid="006c2b5a"/>
    </style:style>
    <style:style style:name="T16" style:family="text">
      <style:text-properties officeooo:rsid="00714705"/>
    </style:style>
    <style:style style:name="T17" style:family="text">
      <style:text-properties officeooo:rsid="0074b768"/>
    </style:style>
    <style:style style:name="T18" style:family="text">
      <style:text-properties officeooo:rsid="007544e6"/>
    </style:style>
    <style:style style:name="T19" style:family="text">
      <style:text-properties officeooo:rsid="007b5709"/>
    </style:style>
    <style:style style:name="T20" style:family="text">
      <style:text-properties officeooo:rsid="007ce21a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861a63"/>
    </style:style>
    <style:style style:name="T23" style:family="text">
      <style:text-properties officeooo:rsid="008a32c1"/>
    </style:style>
    <style:style style:name="T24" style:family="text">
      <style:text-properties officeooo:rsid="008be1ed"/>
    </style:style>
    <style:style style:name="T25" style:family="text">
      <style:text-properties officeooo:rsid="008dae48"/>
    </style:style>
    <style:style style:name="T26" style:family="text">
      <style:text-properties officeooo:rsid="00978c3f"/>
    </style:style>
    <style:style style:name="T27" style:family="text">
      <style:text-properties officeooo:rsid="0099f0de"/>
    </style:style>
    <style:style style:name="T28" style:family="text">
      <style:text-properties officeooo:rsid="009a984e"/>
    </style:style>
    <style:style style:name="T29" style:family="text">
      <style:text-properties officeooo:rsid="009c3a8d"/>
    </style:style>
    <style:style style:name="T30" style:family="text">
      <style:text-properties officeooo:rsid="00a0ed1e"/>
    </style:style>
    <style:style style:name="T31" style:family="text">
      <style:text-properties officeooo:rsid="00a1da40"/>
    </style:style>
    <style:style style:name="T32" style:family="text">
      <style:text-properties officeooo:rsid="00a240fc"/>
    </style:style>
    <style:style style:name="T33" style:family="text">
      <style:text-properties officeooo:rsid="00a46d7f"/>
    </style:style>
    <style:style style:name="T34" style:family="text">
      <style:text-properties officeooo:rsid="00a9450e"/>
    </style:style>
    <style:style style:name="T35" style:family="text">
      <style:text-properties officeooo:rsid="00b1ff84"/>
    </style:style>
    <style:style style:name="T36" style:family="text">
      <style:text-properties style:text-underline-style="none"/>
    </style:style>
    <style:style style:name="T37" style:family="text">
      <style:text-properties officeooo:rsid="00b8d53e"/>
    </style:style>
    <style:style style:name="T38" style:family="text">
      <style:text-properties officeooo:rsid="00bad518"/>
    </style:style>
    <style:style style:name="T39" style:family="text">
      <style:text-properties officeooo:rsid="00bc8a45"/>
    </style:style>
    <style:style style:name="T40" style:family="text">
      <style:text-properties officeooo:rsid="00be6778"/>
    </style:style>
    <style:style style:name="T41" style:family="text">
      <style:text-properties officeooo:rsid="00c92e17"/>
    </style:style>
    <style:style style:name="T42" style:family="text">
      <style:text-properties officeooo:rsid="00ca6a95"/>
    </style:style>
    <style:style style:name="T43" style:family="text">
      <style:text-properties officeooo:rsid="00d112ef"/>
    </style:style>
    <style:style style:name="T44" style:family="text">
      <style:text-properties officeooo:rsid="00d3d9fc"/>
    </style:style>
    <style:style style:name="T45" style:family="text">
      <style:text-properties officeooo:rsid="00d40b05"/>
    </style:style>
    <style:style style:name="T46" style:family="text">
      <style:text-properties officeooo:rsid="00d72a20"/>
    </style:style>
    <style:style style:name="T47" style:family="text">
      <style:text-properties officeooo:rsid="00d769e0"/>
    </style:style>
    <style:style style:name="T48" style:family="text">
      <style:text-properties officeooo:rsid="00dfb65e"/>
    </style:style>
    <style:style style:name="T49" style:family="text">
      <style:text-properties officeooo:rsid="00e0e4ad"/>
    </style:style>
    <style:style style:name="T50" style:family="text">
      <style:text-properties officeooo:rsid="00e2af66"/>
    </style:style>
    <style:style style:name="T51" style:family="text">
      <style:text-properties officeooo:rsid="00e46cdf"/>
    </style:style>
    <style:style style:name="T52" style:family="text">
      <style:text-properties officeooo:rsid="00e5e2ef"/>
    </style:style>
    <style:style style:name="T53" style:family="text">
      <style:text-properties officeooo:rsid="00e6cce9"/>
    </style:style>
    <style:style style:name="T54" style:family="text">
      <style:text-properties officeooo:rsid="00ea4a57"/>
    </style:style>
    <style:style style:name="T55" style:family="text">
      <style:text-properties officeooo:rsid="00eab587"/>
    </style:style>
    <style:style style:name="T56" style:family="text">
      <style:text-properties officeooo:rsid="00eede72"/>
    </style:style>
    <style:style style:name="T57" style:family="text">
      <style:text-properties officeooo:rsid="00f0171c"/>
    </style:style>
    <style:style style:name="T58" style:family="text">
      <style:text-properties officeooo:rsid="00f11715"/>
    </style:style>
    <style:style style:name="T59" style:family="text">
      <style:text-properties officeooo:rsid="00f2299d"/>
    </style:style>
    <style:style style:name="T60" style:family="text">
      <style:text-properties officeooo:rsid="00f3154d"/>
    </style:style>
    <style:style style:name="T61" style:family="text">
      <style:text-properties officeooo:rsid="00f4de61"/>
    </style:style>
    <style:style style:name="T62" style:family="text">
      <style:text-properties officeooo:rsid="00f78493"/>
    </style:style>
    <style:style style:name="T63" style:family="text">
      <style:text-properties officeooo:rsid="00f94027"/>
    </style:style>
    <style:style style:name="T64" style:family="text">
      <style:text-properties officeooo:rsid="00facb87"/>
    </style:style>
    <style:style style:name="T65" style:family="text">
      <style:text-properties officeooo:rsid="00fdb8ac"/>
    </style:style>
    <style:style style:name="T66" style:family="text">
      <style:text-properties officeooo:rsid="01025f0c"/>
    </style:style>
    <style:style style:name="T67" style:family="text">
      <style:text-properties officeooo:rsid="0102b75f"/>
    </style:style>
    <style:style style:name="T68" style:family="text">
      <style:text-properties officeooo:rsid="01057669"/>
    </style:style>
    <style:style style:name="T69" style:family="text">
      <style:text-properties officeooo:rsid="010898a3"/>
    </style:style>
    <style:style style:name="T70" style:family="text">
      <style:text-properties officeooo:rsid="01095f72"/>
    </style:style>
    <style:style style:name="T71" style:family="text">
      <style:text-properties officeooo:rsid="010bca3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ILAN <text:span text:style-name="T69">STAGE – Mattéo Cottereau</text:span></text:p>
      <text:p text:style-name="P47"><text:span text:style-name="T70">VOLUME HORAIRE</text:span> 15/05/23 – 31/05/23 : 77h</text:p>
      <text:p text:style-name="P48">Taux horaire : 4,05</text:p>
      <text:p text:style-name="P48">→ <text:span text:style-name="T71">311,85</text:span></text:p>
      <text:p text:style-name="P1"/>
      <text:p text:style-name="P1"><text:span text:style-name="T21">Lundi 15 mai :</text:span> </text:p>
      <text:p text:style-name="P1"/>
      <text:p text:style-name="P1"><text:span text:style-name="T48">9</text:span>h – <text:span text:style-name="T48">9</text:span>h30 : Introduction au projet, exposition des besoins.</text:p>
      <text:p text:style-name="P1"><text:span text:style-name="T48">9</text:span>h30 – 1<text:span text:style-name="T48">0</text:span>h : Recherches d’autres sites similaires.</text:p>
      <text:p text:style-name="P1">1<text:span text:style-name="T48">0</text:span>h - 1<text:span text:style-name="T51">2h</text:span>: Etat des lieux sortants. <text:s/></text:p>
      <text:p text:style-name="P1">PAUSE</text:p>
      <text:p text:style-name="P3">1<text:span text:style-name="T48">3</text:span>h-<text:span text:style-name="T1">1</text:span><text:span text:style-name="T52">7</text:span><text:span text:style-name="T1">h : Structuration page + première ébauche de style </text:span><text:span text:style-name="T54">+ </text:span><text:span text:style-name="T3">Structure et style de la l</text:span><text:span text:style-name="T2">iste des appartements</text:span></text:p>
      <text:p text:style-name="P2"/>
      <text:p text:style-name="P4">TOTAL : <text:span text:style-name="T53">7h</text:span></text:p>
      <text:p text:style-name="P2"/>
      <text:p text:style-name="P61">Mardi 16 mai :</text:p>
      <text:p text:style-name="P62"><text:s/></text:p>
      <text:p text:style-name="P57"><text:span text:style-name="T55">9h-12h : </text:span><text:span text:style-name="T13">Correction style page appartements </text:span><text:span text:style-name="T55">+ </text:span><text:span text:style-name="T3">Structure du formulaire pour s</text:span><text:span text:style-name="T2">’enregistrer, se connecter </text:span><text:span text:style-name="T55">+ </text:span><text:span text:style-name="T2">Navigation </text:span><text:span text:style-name="T4">entre les pages</text:span></text:p>
      <text:p text:style-name="P60">13h-17h : <text:span text:style-name="T5">Bon début sur la page d’administration </text:span><text:span text:style-name="T55">+ </text:span><text:span text:style-name="T13">Fin correction style et commencement gestion des annonces </text:span>+ <text:span text:style-name="T6">Backend mis en place, login et inscription done</text:span></text:p>
      <text:p text:style-name="P7"/>
      <text:p text:style-name="P7"><text:span text:style-name="T10">TOTAL : </text:span><text:span text:style-name="T56">7h</text:span></text:p>
      <text:p text:style-name="P7"/>
      <text:p text:style-name="P24">Mercredi 17 mai :</text:p>
      <text:p text:style-name="P8"/>
      <text:p text:style-name="P8"><text:span text:style-name="T50">09</text:span>h-<text:span text:style-name="T50">12</text:span><text:span text:style-name="T7">h</text:span> : <text:span text:style-name="T7">Correction structure + Gestion des erreurs connection et enregistrement + droits particuliers administrateur, déconnexion faite, envoi de document presque terminé</text:span></text:p>
      <text:p text:style-name="P9"/>
      <text:p text:style-name="P10">1<text:span text:style-name="T50">3</text:span>h<text:span text:style-name="T50">00-</text:span><text:span text:style-name="T8">1</text:span><text:span text:style-name="T50">7</text:span><text:span text:style-name="T8">h</text:span><text:span text:style-name="T50">00</text:span><text:span text:style-name="T8"> : </text:span><text:span text:style-name="T9">Envoie de documents fix et affichage des documents envoyés terminé</text:span><text:span text:style-name="T8"> </text:span></text:p>
      <text:p text:style-name="P10"/>
      <text:p text:style-name="P56">TOTAL <text:s/>: 7h</text:p>
      <text:p text:style-name="P11"/>
      <text:p text:style-name="P12"><text:span text:style-name="T21">Vendredi 19 mai :</text:span> </text:p>
      <text:p text:style-name="P12"/>
      <text:p text:style-name="P12">9h – <text:span text:style-name="T11">1</text:span><text:span text:style-name="T49">2</text:span><text:span text:style-name="T11">h : Fix de l’écoute d’évènements sur les boutons d’affichage de document, premier essai déploiement sur Scalingo et Netlify, ajout d’annonce avec image fonctionne.</text:span></text:p>
      <text:p text:style-name="P13"/>
      <text:p text:style-name="P14">1<text:span text:style-name="T49">3</text:span>h<text:span text:style-name="T49">00</text:span>-<text:span text:style-name="T49">17</text:span><text:span text:style-name="T12">h</text:span><text:span text:style-name="T49">0</text:span><text:span text:style-name="T12">0 : Accès sécurisé aux documents établi, pannel de gestion des utilisateurs bien avancé</text:span></text:p>
      <text:p text:style-name="P15"/>
      <text:p text:style-name="P15"/>
      <text:p text:style-name="P59">TOTAL : <text:span text:style-name="T44">7h</text:span></text:p>
      <text:p text:style-name="P59"/>
      <text:p text:style-name="P58"/>
      <text:p text:style-name="P5">TOTAL <text:span text:style-name="T43">SEMAINE</text:span> : 28h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<text:span text:style-name="T21">Lundi 22 mai :</text:span> </text:p>
      <text:p text:style-name="P17"/>
      <text:p text:style-name="P17"><text:span text:style-name="T57">9h-12h</text:span><text:span text:style-name="T14"> : Linking to cloud storage , suppression d’annonce fonctionnelle, renseignement sur les prix et fonctionnalités cloud.</text:span></text:p>
      <text:p text:style-name="P17"/>
      <text:p text:style-name="P18"><text:span text:style-name="T58">13h-17h</text:span><text:span text:style-name="T15"> : Correction de bugs mineurs sur l’accessibilité au panel de gestion directement après connexion. Création d’une page dédiée à chaque annonce avec gallerie photo fonctionnelle, à finir.</text:span></text:p>
      <text:p text:style-name="P19"/>
      <text:p text:style-name="P20">TOTAL : 7h</text:p>
      <text:p text:style-name="P20"/>
      <text:p text:style-name="P21"><text:span text:style-name="T21">Mardi 23 mai :</text:span> </text:p>
      <text:p text:style-name="P21"/>
      <text:p text:style-name="P21">9h-<text:span text:style-name="T16">1</text:span><text:span text:style-name="T59">2h</text:span><text:span text:style-name="T17"> : </text:span><text:span text:style-name="T18">Suppression utilisateur, suppression document, correction légère de style, ajout du footer</text:span></text:p>
      <text:p text:style-name="P21"/>
      <text:p text:style-name="P22">13h-<text:span text:style-name="T60">17h</text:span><text:span text:style-name="T19">: </text:span><text:span text:style-name="T20">Essai de suppression de fiche établissement sur google et première version de messagerie fonctionnelle (sans websocket)</text:span></text:p>
      <text:p text:style-name="P23"/>
      <text:p text:style-name="P30">TOTAL : 7h</text:p>
      <text:p text:style-name="P30"/>
      <text:p text:style-name="P25">Mercredi 24 mai :</text:p>
      <text:p text:style-name="P25"/>
      <text:p text:style-name="P31">9h-<text:span text:style-name="T61">12h</text:span><text:span text:style-name="T22"> : </text:span><text:span text:style-name="T24">fin messagerie avec implémentation web socket</text:span></text:p>
      <text:p text:style-name="P31"/>
      <text:p text:style-name="P32">13h-<text:span text:style-name="T61">17h</text:span><text:span text:style-name="T23"> : </text:span><text:span text:style-name="T25">correction mineure sur websocket et ajout d’effets et de transitions + essai déploiement → problème de sécurité sur websocket, échanges non sécurisés (http et non https) → <text:s/>recherche sur obtention d’un certificat tsl/ssl et d’un nom de domaine</text:span></text:p>
      <text:p text:style-name="P33"/>
      <text:p text:style-name="P34">TOTAL : 7h</text:p>
      <text:p text:style-name="P34"/>
      <text:p text:style-name="P26">Jeudi 25 mai :</text:p>
      <text:p text:style-name="P26"/>
      <text:p text:style-name="P35">9h-<text:span text:style-name="T62">12h</text:span><text:span text:style-name="T26"> : </text:span><text:span text:style-name="T27">Essai de déploiement en https, bug inconnu web container s’arrête inopinnement.</text:span></text:p>
      <text:p text:style-name="P35"/>
      <text:p text:style-name="P36">1<text:span text:style-name="T63">3h-17h</text:span><text:span text:style-name="T28"> : </text:span><text:span text:style-name="T29">Essai approfondi websocket sécurisé → abandon car nécessite certificat tsl/ssl.</text:span></text:p>
      <text:p text:style-name="P37">Début responsiveness format téléphone.</text:p>
      <text:p text:style-name="P38"/>
      <text:p text:style-name="P39">TOTAL : <text:span text:style-name="T64">7h</text:span></text:p>
      <text:p text:style-name="P39"/>
      <text:p text:style-name="P27">Vendredi 26 mai :</text:p>
      <text:p text:style-name="P40"/>
      <text:p text:style-name="P40">9h-<text:span text:style-name="T30">12h : </text:span><text:span text:style-name="T31">avancement style pour téléphone </text:span><text:span text:style-name="T32">et amélioration des fiches appartement</text:span></text:p>
      <text:p text:style-name="P41"/>
      <text:p text:style-name="P42">13h-<text:span text:style-name="T33">1</text:span><text:span text:style-name="T65">7h</text:span><text:span text:style-name="T33"> : fiches appartement corrigées pour format téléphone </text:span><text:span text:style-name="T65">+</text:span><text:span text:style-name="T34"> insertion image résidence première page, correction style pour téléphone très très fin, ajout fonctionnalité notification mail pour envoie d’un message sur messagerie </text:span><text:span text:style-name="T65">+ </text:span><text:span text:style-name="T35">Ajout page “Mon compte" avec affichage des erreurs</text:span></text:p>
      <text:p text:style-name="P43"/>
      <text:p text:style-name="P44">TOTAL : <text:span text:style-name="T65">7h</text:span></text:p>
      <text:p text:style-name="P44"/>
      <text:p text:style-name="P45">TOTAL <text:span text:style-name="T43">SEMAINE</text:span> : 35h</text:p>
      <text:p text:style-name="P45"/>
      <text:p text:style-name="P45"><text:soft-page-break/></text:p>
      <text:p text:style-name="P45"/>
      <text:p text:style-name="P28">Mardi 30 mai :<text:span text:style-name="T36"> </text:span></text:p>
      <text:p text:style-name="P28"/>
      <text:p text:style-name="P49">9h-<text:span text:style-name="T37">12h : Création page d’accueil et ajustement de style général + recherches sur l’optimisation du référencement google.</text:span></text:p>
      <text:p text:style-name="P49"/>
      <text:p text:style-name="P50">13h-<text:span text:style-name="T38">17h : </text:span><text:span text:style-name="T39">Ajout d’images et correction mineur sur le style + </text:span><text:span text:style-name="T41">Etat des lieux sortants +</text:span><text:span text:style-name="T39"> ajout </text:span><text:span text:style-name="T40">première </text:span><text:span text:style-name="T39">vérification adresse mail pour éviter l’usurpation d’adresse-mail </text:span><text:span text:style-name="T40">(à finir)</text:span><text:span text:style-name="T39">.</text:span></text:p>
      <text:p text:style-name="P50"/>
      <text:p text:style-name="P55">TOTAL : <text:span text:style-name="T66">7h</text:span></text:p>
      <text:p text:style-name="P55"/>
      <text:p text:style-name="P29">Mercredi 31 mai :</text:p>
      <text:p text:style-name="P51"/>
      <text:p text:style-name="P51">9h- <text:span text:style-name="T41">12h : </text:span><text:span text:style-name="T42">Vérification adresse mail via code de sécurité fonctionnelle, prise de photos pour les appartements, ensemble d’utilisateurs administrateur accessibles et modifiables facilement + Etude du dossier M.Coiffet</text:span></text:p>
      <text:p text:style-name="P51"/>
      <text:p text:style-name="P52">1<text:span text:style-name="T67">3</text:span>h-<text:span text:style-name="T45">17h : </text:span><text:span text:style-name="T46">Etat des lieux sortant puis recherche approfondie de l’hébergeur parfait (au jour où j’ai écrit ça, je testais un service en période d’essai gratuite </text:span><text:span text:style-name="T47">et il fallait en trouver un autre qui soit permanent</text:span><text:span text:style-name="T46">)</text:span></text:p>
      <text:p text:style-name="P52"/>
      <text:p text:style-name="P53">TOTAL : <text:span text:style-name="T68">7h</text:span></text:p>
      <text:p text:style-name="P53"/>
      <text:p text:style-name="P54"/>
      <text:p text:style-name="P46">TOTAL PERIODE 15/05/23 – 31/05/23 : 77h</text:p>
      <text:p text:style-name="P51"><draw:path text:anchor-type="paragraph" draw:z-index="0" draw:name="Bézier curve 1" draw:style-name="gr1" draw:text-style-name="P63" svg:width="1.2831in" svg:height="1.7988in" draw:transform="rotate (-2.28969744569136) translate (2.13819444444445in 1.40416666666667in)" svg:viewBox="0 0 3260 4570" svg:d="M2546 4570c200 0 393-76 564-213 396-319-89-701-319-846-221-140-1116-164-806-91 730 170-78-448-309-621-614-461-215-679 143-640 136 14 829 83 376-213-497-324-867-804-1347-1165-255-191-488-412-707-647l-141-134 71 55"><text:p/></draw:path><draw:path text:anchor-type="paragraph" draw:z-index="1" draw:name="Bézier curve 2" draw:style-name="gr1" draw:text-style-name="P63" svg:width="1.5488in" svg:height="0.2508in" draw:transform="rotate (0.165108147238664) translate (0.325694444444444in 1.25138888888889in)" svg:viewBox="0 0 3935 638" svg:d="M0 0c632 19 1244 184 1867 275 687 101 1375 199 2051 360l17 3"><text:p/></draw:path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1T15:23:09.804256672</dc:date>
    <meta:editing-duration>P1DT5H30S</meta:editing-duration>
    <meta:editing-cycles>189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579" meta:character-count="3681" meta:non-whitespace-character-count="3140"/>
  </office:meta>
</office:document-meta>
</file>